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d48" officeooo:paragraph-rsid="00098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RESUME</text:p>
      <text:p text:style-name="P1"/>
      <text:p text:style-name="P1">NAME:</text:p>
      <text:p text:style-name="P1"/>
      <text:p text:style-name="P1">ADDRESS</text:p>
      <text:p text:style-name="P1"/>
      <text:p text:style-name="P1">AGE</text:p>
      <text:p text:style-name="P1"/>
      <text:p text:style-name="P1">QUAL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18:49.983633987</meta:creation-date>
    <dc:date>2020-01-31T15:17:25.720965506</dc:date>
    <meta:editing-duration>P0D</meta:editing-duration>
    <meta:editing-cycles>1</meta:editing-cycles>
    <meta:document-statistic meta:table-count="0" meta:image-count="0" meta:object-count="0" meta:page-count="1" meta:paragraph-count="5" meta:word-count="5" meta:character-count="34" meta:non-whitespace-character-count="34"/>
    <meta:generator>LibreOffice/4.2.8.2$Linux_x86 LibreOffice_project/420m0$Build-2</meta:generator>
  </office:meta>
</office:document-meta>
</file>